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,</text:p>
      <text:p text:style-name="P1"/>
      <text:p text:style-name="P1"><text:tab/>As soon as I <text:s/>saw your position as React Native Developer I recognized it as a perfect fit for me. I'm a graduate at the Skylab Coders Academy bootcamp, with also a Master degree in Industrial engineering (where I graduated with a neural network related final degree thesis, coded using Matlab) and a broad international working experience in Belgium and the Netherlands, with a good command of English, perfect of Spanish and a bit of Dutch. I consider myself as flexible and adaptable to dynamic and multicultural working environments, eager to learn any new technology and curious about what not!</text:p>
      <text:p text:style-name="P1"><text:tab/>Regarding my technical skills, despite my junior profile, I have strong base knowledge in HTML, CSS, Javascript, SASS, GIT, REDUX, REACT.js and REACT Native, with experience using Typescript and a bit of Angular (and Matlab from my university years). As side learning topics, during the bootcamp I worked using agile methodologies, SCRUM in particular, and some projects were made as part of a small team working remotely.</text:p>
      <text:p text:style-name="P1"/>
      <text:p text:style-name="P1">I'd be pleased to have the chance to discuss my CV and experience with you.</text:p>
      <text:p text:style-name="P1"/>
      <text:p text:style-name="P1">Kind regards,</text:p>
      <text:p text:style-name="P1"/>
      <text:p text:style-name="P1">Pablo Martínez Portol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4T18:58:18.42</meta:creation-date>
    <dc:date>2021-04-22T10:36:42.45</dc:date>
    <meta:editing-duration>PT3H7M47S</meta:editing-duration>
    <meta:editing-cycles>21</meta:editing-cycles>
    <meta:generator>OpenOffice/4.1.7$Win32 OpenOffice.org_project/417m1$Build-9800</meta:generator>
    <meta:document-statistic meta:table-count="0" meta:image-count="0" meta:object-count="0" meta:page-count="1" meta:paragraph-count="6" meta:word-count="188" meta:character-count="1139"/>
  </office:meta>
</office:document-meta>
</file>